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usr/bin/ruby -w</text:p>
      <text:p text:style-name="Standard">puts “Hello,Ruby !”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8T01:11:59</meta:creation-date>
    <dc:date>2014-01-18T01:13:54</dc:date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38" meta:non-whitespace-character-count="35"/>
    <meta:generator>LibreOffice/3.5$Linux_X86_64 LibreOffice_project/350m1$Build-2</meta:generator>
  </office:meta>
</office:document-meta>
</file>